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dec4" officeooo:paragraph-rsid="0009dec4"/>
    </style:style>
    <style:style style:name="P2" style:family="paragraph" style:parent-style-name="Standard">
      <style:text-properties officeooo:rsid="000b12d7" officeooo:paragraph-rsid="000b12d7"/>
    </style:style>
    <style:style style:name="P3" style:family="paragraph" style:parent-style-name="Standard">
      <style:text-properties officeooo:rsid="000c7e43" officeooo:paragraph-rsid="000c7e43"/>
    </style:style>
    <style:style style:name="P4" style:family="paragraph" style:parent-style-name="Standard">
      <style:text-properties fo:color="#000000" style:font-name="Arial" fo:font-size="12pt" fo:background-color="#ffffff" style:font-size-asian="12pt" style:font-size-complex="12pt"/>
    </style:style>
    <style:style style:name="P5" style:family="paragraph" style:parent-style-name="Standard">
      <style:text-properties fo:color="#000000" style:font-name="Arial" fo:font-size="12pt" officeooo:rsid="000c7e43" officeooo:paragraph-rsid="000c7e43" fo:background-color="#ffffff" style:font-size-asian="12pt" style:font-size-complex="12pt"/>
    </style:style>
    <style:style style:name="P6" style:family="paragraph" style:parent-style-name="Standard">
      <style:text-properties fo:color="#000000" style:font-name="Lucida Console" fo:font-size="9pt" fo:background-color="#ffffff" style:font-size-asian="9pt"/>
    </style:style>
    <style:style style:name="P7" style:family="paragraph" style:parent-style-name="Standard">
      <style:text-properties fo:color="#000000" style:font-name="Lucida Console" fo:font-size="9pt" officeooo:rsid="0016020b" officeooo:paragraph-rsid="0016020b" fo:background-color="#ffffff" style:font-size-asian="9pt"/>
    </style:style>
    <style:style style:name="P8" style:family="paragraph" style:parent-style-name="Standard">
      <style:text-properties officeooo:rsid="000e87d5"/>
    </style:style>
    <style:style style:name="P9" style:family="paragraph" style:parent-style-name="Standard">
      <style:text-properties officeooo:rsid="000e87d5" officeooo:paragraph-rsid="000e87d5"/>
    </style:style>
    <style:style style:name="P10" style:family="paragraph" style:parent-style-name="Standard">
      <style:text-properties officeooo:rsid="000ed217" officeooo:paragraph-rsid="000ed217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0e87d5" officeooo:paragraph-rsid="000e87d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9dec4" officeooo:paragraph-rsid="0009dec4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erif" officeooo:rsid="0016020b" officeooo:paragraph-rsid="0016020b"/>
    </style:style>
    <style:style style:name="P14" style:family="paragraph" style:parent-style-name="Standard">
      <style:text-properties style:font-name="Liberation Serif" officeooo:rsid="0016020b" officeooo:paragraph-rsid="0016020b" fo:background-color="#fff200"/>
    </style:style>
    <style:style style:name="P15" style:family="paragraph" style:parent-style-name="Standard">
      <style:text-properties officeooo:rsid="00171753" officeooo:paragraph-rsid="00171753"/>
    </style:style>
    <style:style style:name="P16" style:family="paragraph" style:parent-style-name="Standard">
      <style:text-properties fo:font-weight="bold" officeooo:rsid="00171753" officeooo:paragraph-rsid="00171753" style:font-weight-asian="bold" style:font-weight-complex="bold"/>
    </style:style>
    <style:style style:name="P17" style:family="paragraph" style:parent-style-name="Text_20_body">
      <style:text-properties officeooo:rsid="000e87d5" officeooo:paragraph-rsid="000e87d5"/>
    </style:style>
    <style:style style:name="P18" style:family="paragraph" style:parent-style-name="Text_20_body">
      <style:text-properties style:font-name="Liberation Serif" officeooo:rsid="00143cd5" officeooo:paragraph-rsid="00143cd5"/>
    </style:style>
    <style:style style:name="P19" style:family="paragraph" style:parent-style-name="Text_20_body">
      <style:text-properties style:font-name="Liberation Serif" officeooo:rsid="0016020b" officeooo:paragraph-rsid="0016020b"/>
    </style:style>
    <style:style style:name="P20" style:family="paragraph" style:parent-style-name="Preformatted_20_Text">
      <style:text-properties style:font-name="Liberation Serif" officeooo:rsid="00143cd5" officeooo:paragraph-rsid="00143cd5"/>
    </style:style>
    <style:style style:name="P21" style:family="paragraph" style:parent-style-name="Standard">
      <style:text-properties officeooo:rsid="00171753" officeooo:paragraph-rsid="00171753"/>
    </style:style>
    <style:style style:name="P22" style:family="paragraph" style:parent-style-name="Standard">
      <style:text-properties style:font-name="Liberation Serif" fo:font-size="12pt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71753" officeooo:paragraph-rsid="00171753" style:font-size-asian="12pt" style:font-size-complex="12pt"/>
    </style:style>
    <style:style style:name="P24" style:family="paragraph" style:parent-style-name="Standard">
      <style:text-properties style:font-name="Liberation Serif" officeooo:rsid="0016020b" officeooo:paragraph-rsid="0016020b" fo:background-color="#fff200"/>
    </style:style>
    <style:style style:name="P25" style:family="paragraph" style:parent-style-name="Standard">
      <style:text-properties style:font-name="Liberation Serif" officeooo:rsid="001b4770" officeooo:paragraph-rsid="001b4770" fo:background-color="#fff200"/>
    </style:style>
    <style:style style:name="P26" style:family="paragraph" style:parent-style-name="Standard">
      <style:text-properties style:font-name="Liberation Serif" fo:font-weight="bold" officeooo:rsid="001b4770" officeooo:paragraph-rsid="001b4770" fo:background-color="transparent" style:font-weight-asian="bold" style:font-weight-complex="bold"/>
    </style:style>
    <style:style style:name="P27" style:family="paragraph" style:parent-style-name="Preformatted_20_Text">
      <style:text-properties style:font-name="Liberation Serif" fo:font-weight="bold" officeooo:rsid="001b4770" officeooo:paragraph-rsid="001b4770" fo:background-color="transparent" style:font-weight-asian="bold" style:font-weight-complex="bold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style:font-name="monospace"/>
    </style:style>
    <style:style style:name="P31" style:family="paragraph" style:parent-style-name="Text_20_body" style:list-style-name="L1">
      <style:paragraph-properties fo:margin-top="0cm" fo:margin-bottom="0cm" loext:contextual-spacing="false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style:font-name="monospace"/>
    </style:style>
    <style:style style:name="T1" style:family="text">
      <style:text-properties fo:color="#000000" fo:font-weight="bold"/>
    </style:style>
    <style:style style:name="T2" style:family="text">
      <style:text-properties fo:color="#000000" style:font-name="monospace" fo:font-weight="bold"/>
    </style:style>
    <style:style style:name="T3" style:family="text">
      <style:text-properties fo:color="#000000" style:font-name="Lucida Console" fo:font-size="9pt" fo:background-color="#ffffff" loext:char-shading-value="0" style:font-size-asian="9pt"/>
    </style:style>
    <style:style style:name="T4" style:family="text">
      <style:text-properties fo:color="#000000" style:font-name="Lucida Console" fo:font-size="9pt" fo:background-color="#fff200" loext:char-shading-value="0" style:font-size-asian="9pt"/>
    </style:style>
    <style:style style:name="T5" style:family="text">
      <style:text-properties fo:color="#000000" style:font-name="Lucida Console" fo:font-size="9pt" style:font-size-asian="9pt" fo:background-color="#ffffff"/>
    </style:style>
    <style:style style:name="T6" style:family="text">
      <style:text-properties fo:color="#000000" fo:font-size="9pt" style:font-size-asian="9pt" fo:background-color="#ffffff"/>
    </style:style>
    <style:style style:name="T7" style:family="text">
      <style:text-properties fo:color="#000000" fo:background-color="#ffffff"/>
    </style:style>
    <style:style style:name="T8" style:family="text">
      <style:text-properties fo:color="#c20cb9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660033"/>
    </style:style>
    <style:style style:name="T11" style:family="text">
      <style:text-properties officeooo:rsid="0010a701"/>
    </style:style>
    <style:style style:name="T12" style:family="text">
      <style:text-properties style:font-name="monospace"/>
    </style:style>
    <style:style style:name="T13" style:family="text">
      <style:text-properties officeooo:rsid="00126fc5"/>
    </style:style>
    <style:style style:name="T14" style:family="text">
      <style:text-properties officeooo:rsid="0016020b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c253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NS</text:p>
      <text:p text:style-name="P1"/>
      <text:p text:style-name="P1"><text:span text:style-name="T11">DNS : </text:span>Domain Name System.</text:p>
      <text:p text:style-name="P1"/>
      <text:p text:style-name="P1">Un serveur DNS sert à faire le lien entre des noms de domaine et une adresse IP.</text:p>
      <text:p text:style-name="P1"/>
      <text:p text:style-name="P1">Exemple de domaine : </text:p>
      <text:p text:style-name="P1">* monsite.fr</text:p>
      <text:p text:style-name="P1">* google.com</text:p>
      <text:p text:style-name="P1">* <text:a xlink:type="simple" xlink:href="http://www.monsite.fr/" text:style-name="Internet_20_link" text:visited-style-name="Visited_20_Internet_20_Link">www.monsite.fr</text:a> n’est pas un nom de domaine, c’est un sous domaine. Il ne faut pas de www dans un nom de domaine.</text:p>
      <text:p text:style-name="P1">Une zone Dns est associée à un nom de domaine. Elle permet d’associer tous les sous-domaines à des adresses IP.<text:line-break/></text:p>
      <text:p text:style-name="P1">Création du nom de domaine sur Gandi.net.</text:p>
      <text:p text:style-name="P2">On attache notre nom de domaine à notre serveur. Dans Gandi, dans enregistrement DNS, ajouter :</text:p>
      <text:p text:style-name="P2">Type : A</text:p>
      <text:p text:style-name="P2">Nom : www</text:p>
      <text:p text:style-name="P2">Adresse IPv4 : 163.172.182.36</text:p>
      <text:p text:style-name="P2"/>
      <text:p text:style-name="P3">On configure la route : dans bash (toujours en ssh), dans etc/apache2/sites-avalaible faire un nano</text:p>
      <text:p text:style-name="P3"><text:s/>mettre : </text:p>
      <text:p text:style-name="P5">&lt;VirtualHost *:80&gt;</text:p>
      <text:p text:style-name="P4"><text:s text:c="4"/>ServerName romain.lapausesimpose.club</text:p>
      <text:p text:style-name="P4"><text:s text:c="4"/>ServerAdmin webmaster@virtual.host</text:p>
      <text:p text:style-name="P4"><text:s text:c="4"/>DocumentRoot /var/www/html/romain</text:p>
      <text:p text:style-name="P4"><text:s text:c="4"/>ErrorLog /var/log/apache2/virtual.host.error.log</text:p>
      <text:p text:style-name="P4"><text:s text:c="4"/>CustomLog /var/log/apache2/virtual.host.access.log combined</text:p>
      <text:p text:style-name="P4"><text:s text:c="4"/>LogLevel warn</text:p>
      <text:p text:style-name="P4">&lt;/VirtualHost&gt;</text:p>
      <text:p text:style-name="P3">On enregistre le nano en romain.conf</text:p>
      <text:p text:style-name="P3"/>
      <text:p text:style-name="P3">Dans <text:span text:style-name="T11">G</text:span>and<text:span text:style-name="T11">i</text:span>, on crée un DNS : </text:p>
      <text:p text:style-name="P3">Type : A</text:p>
      <text:p text:style-name="P3">TTL : 300 secondes</text:p>
      <text:p text:style-name="P3">Nom : romain</text:p>
      <text:p text:style-name="P3">Adresse IPv4 : 163.172.182.36</text:p>
      <text:p text:style-name="P3"/>
      <text:p text:style-name="P3">Dans le bash, dans var/www/html mkdir romain (pour créer un dossier romain)</text:p>
      <text:p text:style-name="P3">Puis a2ensite romain.conf pour réinitialiser afin que le serveur le lise</text:p>
      <text:p text:style-name="P3">Puis systemctl reload apache2</text:p>
      <text:p text:style-name="P3"/>
      <text:p text:style-name="P9">Lors du clone, le vendor n’est pas cloné, il faut donc faire un composer install pour qu’il soit installé.</text:p>
      <text:p text:style-name="P9">Le répertoire storage n’avait pas les droits d’écriture, il faut le rajouter : </text:p>
      <text:p text:style-name="P9">chmod -R a+w storage/</text:p>
      <text:p text:style-name="P9">chmod : permet de modifier les droits</text:p>
      <text:p text:style-name="P9">-R : récursif : s’applique sur le répertoire et tout ce qu’il contient.</text:p>
      <text:p text:style-name="P8">a : pour tout le monde (user, groupe et other)</text:p>
      <text:p text:style-name="P9">+ : pour rajouter (- pour enlever)</text:p>
      <text:p text:style-name="P9">w : modifier les droits pour les passer en écriture</text:p>
      <text:p text:style-name="P9">storage/ : le nom du directory</text:p>
      <text:p text:style-name="P16"><text:soft-page-break/>Autoriser .htaccess à être prioritaire :</text:p>
      <text:p text:style-name="P15">Dans apache2.conf, on ouvre le fichier avec un nano puis on modifie la ligne suivante : </text:p>
      <text:p text:style-name="P23"><text:span text:style-name="T7">&lt;Directory /var/www/&gt;</text:span></text:p>
      <text:p text:style-name="P22"><text:span text:style-name="T7"><text:s text:c="8"/>Options Indexes FollowSymLinks</text:span></text:p>
      <text:p text:style-name="P22"><text:span text:style-name="T7"><text:s text:c="8"/>AllowOverride None</text:span></text:p>
      <text:p text:style-name="P22"><text:span text:style-name="T7"><text:s text:c="8"/>Require all granted</text:span></text:p>
      <text:p text:style-name="P22"><text:span text:style-name="T7">&lt;/Directory&gt;</text:span></text:p>
      <text:p text:style-name="P15"/>
      <text:p text:style-name="P15">Puis on redémarre Apache2 <text:s/>avec service apache2 restart</text:p>
      <text:p text:style-name="P15"/>
      <text:p text:style-name="P11">Les droits : </text:p>
      <text:p text:style-name="P11"/>
      <text:p text:style-name="P9">d rwx -x -x</text:p>
      <text:p text:style-name="P9"/>
      <text:p text:style-name="P9">d : car c’est un directory (il n’affiche rien si c’est un fichier)</text:p>
      <text:p text:style-name="P9">Le premier ce sont les droits de l’user</text:p>
      <text:p text:style-name="P9">Le deuxième ce sont les droits du groupe</text:p>
      <text:p text:style-name="P9">Le troisième ce sont les droits des others.</text:p>
      <text:p text:style-name="P9">Dans le cas ci dessus, l’user peut lire, écrire et exécuter, le groupe peut exécuter et les autres peuvent exécuter.</text:p>
      <text:p text:style-name="P9">Si je veux modifier les droits de other : (en imaginant qu’ils puissent lire) :</text:p>
      <text:p text:style-name="P9">chmod o-r nom du fichier :</text:p>
      <text:p text:style-name="P9">chmod pour modifier</text:p>
      <text:p text:style-name="P9">o : spécifie que c’est pour other</text:p>
      <text:p text:style-name="P9">-r : avec le<text:span text:style-name="T9"> -</text:span> j’enlève le droit et <text:span text:style-name="T9">r </text:span>je précise que c’est le droit de lecture.</text:p>
      <text:p text:style-name="P9"/>
      <text:p text:style-name="P10">Astuce : au lieu d’écrire r ou w ou x, on peut mettre des chiffres: </text:p>
      <text:p text:style-name="P10">r = 4 ;</text:p>
      <text:p text:style-name="P10">w = 2 ;</text:p>
      <text:p text:style-name="P10">x = 1 ;</text:p>
      <text:p text:style-name="P10">Si on veut mettre plusieurs droits, par exemple pour le user, on met la somme.</text:p>
      <text:p text:style-name="P10">Ex : rw = 6 (4+2)</text:p>
      <text:p text:style-name="P10">rx = 5</text:p>
      <text:p text:style-name="P10">rwx = 7 (4+2+1)</text:p>
      <text:p text:style-name="P9"/>
      <text:p text:style-name="P9">Il faut vérifier que le module <text:span text:style-name="T9">mod-rewrite</text:span> est ins<text:span text:style-name="T13">t</text:span>allé et actif sur Apache :</text:p>
      <text:p text:style-name="P17">Premièrement, avec Ubuntu, lorsque l'on veut installer un serveur Web Apache 2, le fichier de configuration <text:span text:style-name="Strong_20_Emphasis">n'est pas</text:span> httpd.conf, mais bien <text:span text:style-name="Strong_20_Emphasis">apache2.conf</text:span>, qui est situé dans le dossier /etc/apache2/.</text:p>
      <text:list xml:id="list3227332606" text:style-name="L1">
        <text:list-item>
          <text:p text:style-name="P31">Le module mod_rewrite est déjà "pré-installé" avec Apache sous Ubuntu. Vous pouvez vérifiez si c'est le cas en exécutant la commande: </text:p>
          <text:p text:style-name="P30"><text:span text:style-name="T8">ls</text:span> <text:span text:style-name="T10">-l</text:span> <text:span text:style-name="T1">/</text:span>usr<text:span text:style-name="T1">/</text:span>lib<text:span text:style-name="T1">/</text:span>apache2<text:span text:style-name="T1">/</text:span>modules<text:span text:style-name="T1">/</text:span></text:p>
          <text:p text:style-name="P29">et si vous voyez le fichier "mod_rewrite.so", c'est que ce module est "pré-installé". </text:p>
        </text:list-item>
        <text:list-item>
          <text:p text:style-name="P31">Ensuite, la commande suivante crée un lien logique entre ce module et les fichiers de modules que comprend votre serveur Apache (ils sont placés dans le dossier /etc/apache2/mods-available/) </text:p>
          <text:p text:style-name="P32"><text:s/>a2enmod rewrite</text:p>
        </text:list-item>
        <text:list-item>
          <text:p text:style-name="P31">Maintenant, ouvrez le fichier apache2.conf :</text:p>
          <text:p text:style-name="P30"><text:soft-page-break/><text:s/>gedit <text:span text:style-name="T1">/</text:span>etc<text:span text:style-name="T1">/</text:span>apache2<text:span text:style-name="T1">/</text:span>apache2.conf</text:p>
          <text:p text:style-name="P29">et rajoutez, à la fin de ce dernier, le code suivant afin de bien s'assurer que le module sera activé :</text:p>
          <text:p text:style-name="P32">&lt;ifModule mod_rewrite.c&gt;<text:line-break/>RewriteEngine On<text:line-break/>&lt;/ifModule&gt;</text:p>
        </text:list-item>
        <text:list-item>
          <text:p text:style-name="P31">Finalement, redémarrez votre serveur Apache et le tour est joué ! </text:p>
          <text:p text:style-name="P29"><text:span text:style-name="T12"><text:s/></text:span><text:span text:style-name="T2">/</text:span><text:span text:style-name="T12">etc</text:span><text:span text:style-name="T2">/</text:span><text:span text:style-name="T12">init.d</text:span><text:span text:style-name="T2">/</text:span><text:span text:style-name="T12">apache2 restart</text:span></text:p>
        </text:list-item>
      </text:list>
      <text:p text:style-name="P18">Pour passer en https : </text:p>
      <text:p text:style-name="P18">Se mettre à la racine <text:span text:style-name="T14">(mettre juste cd)</text:span></text:p>
      <text:p text:style-name="P20">apt-get install python-certbot-apache -t stretch-backports</text:p>
      <text:p text:style-name="P20">certbot --authenticator webroot --installer apache</text:p>
      <text:p text:style-name="P18"/>
      <text:p text:style-name="P19">Choisir sur quel sous-domaine on veut appliquer l’installation.</text:p>
      <text:p text:style-name="P7">Which names would you like to activate HTTPS for?</text:p>
      <text:p text:style-name="P6">-------------------------------------------------------------------------------</text:p>
      <text:p text:style-name="P6">1: khaled.lapausesimpose.club</text:p>
      <text:p text:style-name="P6">2: romain.lapausesimpose.club</text:p>
      <text:p text:style-name="P6">3: thomas.lapausesimpose.club</text:p>
      <text:p text:style-name="P6">4: thomasv2.lapausesimpose.club</text:p>
      <text:p text:style-name="P6">5: veronique.lapausesimpose.club</text:p>
      <text:p text:style-name="P13"/>
      <text:p text:style-name="P13"/>
      <text:p text:style-name="P13">J’ai choisi donc le <text:span text:style-name="T15">2</text:span></text:p>
      <text:p text:style-name="P14"/>
      <text:p text:style-name="P7">Select the webroot for romain.lapausesimpose.club:</text:p>
      <text:p text:style-name="P6">-------------------------------------------------------------------------------</text:p>
      <text:p text:style-name="P6">1: Enter a new webroot</text:p>
      <text:p text:style-name="P6">-------------------------------------------------------------------------------</text:p>
      <text:p text:style-name="Standard"><text:span text:style-name="T3">Press 1 [enter] to confirm the selection (press 'c' to cancel): </text:span><text:span text:style-name="T4">1</text:span></text:p>
      <text:p text:style-name="Standard"><text:span text:style-name="T3">Input the webroot for romain.lapausesimpose.club: (Enter 'c' to cancel): </text:span><text:span text:style-name="T4">/var/www/html/romain/MachineACafe-Laravel-Perso/public</text:span></text:p>
      <text:p text:style-name="P14"/>
      <text:p text:style-name="P26"/>
      <text:p text:style-name="P26">Créer une clé SSH</text:p>
      <text:p text:style-name="P27">##CREER UNE CLE PUBLIQUE ET PRIVEE <text:s/></text:p>
      <text:p text:style-name="Preformatted_20_Text"/>
      <text:p text:style-name="Preformatted_20_Text"/>
      <text:p text:style-name="Preformatted_20_Text">**1 - Pour verifier si clé ssh dejà existante** (facultatif) </text:p>
      <text:p text:style-name="Preformatted_20_Text"><text:s text:c="4"/></text:p>
      <text:p text:style-name="Preformatted_20_Text"><text:s text:c="8"/>$ cd ~/.ssh <text:s/></text:p>
      <text:p text:style-name="Preformatted_20_Text"><text:s text:c="8"/></text:p>
      <text:p text:style-name="Preformatted_20_Text"><text:s text:c="18"/></text:p>
      <text:p text:style-name="Preformatted_20_Text"><text:s text:c="8"/></text:p>
      <text:p text:style-name="Preformatted_20_Text">**2 - Créer une clé SSH (sous git en local et non pas sur le serveur)**</text:p>
      <text:p text:style-name="Preformatted_20_Text"/>
      <text:p text:style-name="Preformatted_20_Text"><text:s text:c="8"/>$ ssh-keygen </text:p>
      <text:p text:style-name="Preformatted_20_Text"><text:s text:c="8"/>le chemin existe par défaut, le modifier si besoin</text:p>
      <text:p text:style-name="Preformatted_20_Text"><text:s text:c="8"/>passphrase : aucun</text:p>
      <text:p text:style-name="Preformatted_20_Text"><text:s text:c="8"/></text:p>
      <text:p text:style-name="Preformatted_20_Text"><text:s text:c="8"/></text:p>
      <text:p text:style-name="Preformatted_20_Text"><text:soft-page-break/>*Pour info :* <text:s/></text:p>
      <text:p text:style-name="Preformatted_20_Text">public key = id_rsa.pub <text:s/></text:p>
      <text:p text:style-name="Preformatted_20_Text">private key = <text:s/>id_rsa <text:s/></text:p>
      <text:p text:style-name="Preformatted_20_Text">on les retrouve dans le dossier .ssh <text:s/></text:p>
      <text:p text:style-name="Preformatted_20_Text"/>
      <text:p text:style-name="Preformatted_20_Text"/>
      <text:p text:style-name="Preformatted_20_Text"><text:s text:c="8"/></text:p>
      <text:p text:style-name="Preformatted_20_Text">**3 - Copier la clé dans le serveur** (sous git en local)</text:p>
      <text:p text:style-name="Preformatted_20_Text"><text:s text:c="8"/></text:p>
      <text:p text:style-name="Preformatted_20_Text"><text:s text:c="8"/></text:p>
      <text:p text:style-name="Preformatted_20_Text"><text:s text:c="8"/>$ ssh-copy-id user@host <text:s text:c="3"/>//"le user@host est : root@ilot.digital"</text:p>
      <text:p text:style-name="Preformatted_20_Text"><text:s text:c="8"/></text:p>
      <text:p text:style-name="Preformatted_20_Text"><text:s text:c="8"/>-Si 1ère conne<text:span text:style-name="T16">x</text:span>ion, demande confirmation de conne<text:span text:style-name="T16">xi</text:span>on, repondre yes</text:p>
      <text:p text:style-name="Preformatted_20_Text"><text:s text:c="8"/></text:p>
      <text:p text:style-name="Preformatted_20_Text"><text:s text:c="8"/>-Demande le mdp, le taper <text:s/></text:p>
      <text:p text:style-name="Preformatted_20_Text"><text:s text:c="8"/></text:p>
      <text:p text:style-name="Preformatted_20_Text"><text:s text:c="8"/></text:p>
      <text:p text:style-name="Preformatted_20_Text">**4 - Vérfier si la clé est bien copiée sur le serveur** <text:s/></text:p>
      <text:p text:style-name="Preformatted_20_Text"/>
      <text:p text:style-name="Preformatted_20_Text"><text:s text:c="8"/>-se connecter au serveur via adresse (ssh root@adresseIP)</text:p>
      <text:p text:style-name="Preformatted_20_Text"><text:s text:c="4"/></text:p>
      <text:p text:style-name="P28"><text:s text:c="8"/>-si aucun mdp demandé : TOUT EST OK</text:p>
      <text:p text:style-name="P28"><text:a xlink:type="simple" xlink:href="https://www.hostinger.fr/tutoriels/generer-cle-ssh/#Etape-2-8211-Copie-de-la-cle-publique-sur-votre-serveur-distant" text:style-name="Internet_20_link" text:visited-style-name="Visited_20_Internet_20_Link">https://www.hostinger.fr/tutoriels/generer-cle-ssh/#Etape-2-8211-Copie-de-la-cle-publique-sur-votre-serveur-distant</text:a></text:p>
      <text:p text:style-name="P2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0:58:50.822000000</meta:creation-date>
    <dc:date>2018-02-01T11:30:04.068000000</dc:date>
    <meta:editing-duration>PT9H10M38S</meta:editing-duration>
    <meta:editing-cycles>11</meta:editing-cycles>
    <meta:generator>LibreOffice/5.4.1.2$Windows_X86_64 LibreOffice_project/ea7cb86e6eeb2bf3a5af73a8f7777ac570321527</meta:generator>
    <meta:document-statistic meta:table-count="0" meta:image-count="0" meta:object-count="0" meta:page-count="4" meta:paragraph-count="135" meta:word-count="879" meta:character-count="5879" meta:non-whitespace-character-count="4853"/>
  </office:meta>
</office:document-meta>
</file>